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8pt" style:font-size-asian="18pt" style:font-size-complex="18pt"/>
    </style:style>
    <style:style style:name="P2" style:family="paragraph" style:parent-style-name="Standard">
      <style:paragraph-properties fo:text-align="start" style:justify-single-word="false"/>
      <style:text-properties style:font-name="Arial" fo:font-size="14pt" officeooo:rsid="001858eb" officeooo:paragraph-rsid="001858eb" style:font-size-asian="12.25pt" style:font-size-complex="14pt"/>
    </style:style>
    <style:style style:name="P3" style:family="paragraph" style:parent-style-name="Standard">
      <style:paragraph-properties fo:text-align="start" style:justify-single-word="false"/>
      <style:text-properties style:font-name="Arial" fo:font-size="14pt" fo:font-weight="bold" officeooo:rsid="001858eb" officeooo:paragraph-rsid="001858eb" style:font-size-asian="12.25pt" style:font-weight-asian="bold" style:font-size-complex="14pt" style:font-weight-complex="bold"/>
    </style:style>
    <style:style style:name="T1" style:family="text">
      <style:text-properties fo:font-size="12pt" style:font-size-asian="12pt" style:font-size-complex="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normal" officeooo:rsid="0018a94e" style:font-size-asian="12pt" style:font-weight-asian="normal" style:font-size-complex="12pt" style:font-weight-complex="normal"/>
    </style:style>
    <style:style style:name="T4" style:family="text">
      <style:text-properties fo:font-size="12pt" fo:font-weight="normal" officeooo:rsid="0019c629" style:font-size-asian="12pt" style:font-weight-asian="normal" style:font-size-complex="12pt" style:font-weight-complex="normal"/>
    </style:style>
    <style:style style:name="T5" style:family="text">
      <style:text-properties fo:font-size="12pt" fo:font-weight="bold" style:font-size-asian="12pt" style:font-weight-asian="bold" style:font-size-complex="1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LLAS: Personalised Language Learning on </text:p>
      <text:p text:style-name="P1">Mobile Devices </text:p>
      <text:p text:style-name="P1"/>
      <text:p text:style-name="P2"><text:span text:style-name="T5">Auteurs </text:span>: <text:span text:style-name="T2">Sobah Abbas Petersen, Jan-Kristian Markiewicz</text:span></text:p>
      <text:p text:style-name="P3"><text:span text:style-name="T1">Année : </text:span><text:span text:style-name="T2">2008</text:span></text:p>
      <text:p text:style-name="P3"><text:span text:style-name="T1">Conférence : </text:span><text:span text:style-name="T2"><text:s/>Fifth IEEE International Conference on Wireless, Mobile, and Ubiquitous Technology in Education.</text:span></text:p>
      <text:p text:style-name="P3"><text:span text:style-name="T2"/></text:p>
      <text:p text:style-name="P3"><text:span text:style-name="T2"><text:tab/></text:span><text:span text:style-name="T3">L'article présente un prototype de solution multi plate-formes d'apprentissage de langues étrangères. </text:span></text:p>
      <text:p text:style-name="P3"><text:span text:style-name="T3"><text:tab/>L'application repose sur un serveur applicatif proposant des ressources d'apprentissage définis par un professeur, d'une interface web et d'une application mobile.</text:span></text:p>
      <text:p text:style-name="P3"><text:span text:style-name="T3"><text:tab/>Les éléments de contexte pris en compte concernent d'une part l'utilisateur avec des données comme l'age ou la langue maternelle, et les facteurs extérieurs d'autre part dont notamment le temps, la date, la position et la plate-forme utilisée.</text:span></text:p>
      <text:p text:style-name="P3"><text:span text:style-name="T3"><text:tab/>L'application mobile permet notamment d'envoyer des notifications contextuelles basées sur la position géographique de l'utilisateur, l'incitant par exemple à visiter un point d'intérêt prédéfini en rapport avec l'apprentissage de la langue étrangère concernée.</text:span></text:p>
      <text:p text:style-name="P3"><text:span text:style-name="T3"><text:tab/></text:span><text:span text:style-name="T4">Les auteurs présentent leur solution comme un prototype et projettent d'y ajouter d'autres fonctionnalités comme la possibilité de faire appel à différentes sources de contenu et d'interagir avec d'autres utilisateurs. De plus, aucune méthode d'évaluation de l'efficacité du système n'est mentionné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7T22:41:05.216000000</meta:creation-date>
    <meta:generator>LibreOffice/4.1.5.3$Windows_x86 LibreOffice_project/1c1366bba2ba2b554cd2ca4d87c06da81c05d24</meta:generator>
    <dc:date>2015-01-07T23:14:31.619000000</dc:date>
    <meta:editing-duration>P0D</meta:editing-duration>
    <meta:editing-cycles>1</meta:editing-cycles>
    <meta:document-statistic meta:table-count="0" meta:image-count="0" meta:object-count="0" meta:page-count="1" meta:paragraph-count="10" meta:word-count="176" meta:character-count="1308" meta:non-whitespace-character-count="1133"/>
  </office:meta>
</office:document-meta>
</file>